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Adobe Caslon Pro1" svg:font-family="'Adobe Caslon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.008cm" fo:min-width="9.6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997cm" fo:min-width="9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5.4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93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1.7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7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4.1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1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38cm"/>
    </style:style>
    <style:style style:name="gr21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25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27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28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29" style:family="graphic" style:parent-style-name="objectwithoutfill">
      <style:graphic-properties draw:fill="none" draw:fill-color="#729fc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7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0" style:family="paragraph">
      <loext:graphic-properties draw:fill="none" draw:fill-color="#ffffff"/>
      <style:text-properties fo:color="#b2b2b2" style:font-name="Liberation Serif"/>
    </style:style>
    <style:style style:name="P11" style:family="paragraph">
      <loext:graphic-properties draw:fill="none" draw:fill-color="#ffffff"/>
      <style:text-properties fo:color="#b2b2b2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color="#808080" style:font-name="Liberation Serif" fo:background-color="transparent"/>
    </style:style>
    <style:style style:name="P14" style:family="paragraph">
      <loext:graphic-properties draw:fill="none" draw:fill-color="#ffffff"/>
      <style:text-properties fo:color="#808080" style:font-name="Liberation Serif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999999" style:font-name="Liberation Serif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loext:graphic-properties draw:fill="none" draw:fill-color="#ffffff"/>
      <style:text-properties fo:font-size="4pt" style:font-size-asian="4pt" style:font-size-complex="4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20" style:family="paragraph">
      <style:text-properties fo:color="#999999"/>
    </style:style>
    <style:style style:name="P21" style:family="paragraph">
      <loext:graphic-properties draw:fill="none" draw:fill-color="#ffffff"/>
      <style:text-properties fo:color="#999999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Liberation Serif"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808080"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808080" style:font-name="Liberation Serif" fo:background-color="transparent"/>
    </style:style>
    <style:style style:name="T10" style:family="text">
      <style:text-properties fo:color="#808080" style:font-name="Liberation Serif" fo:font-size="15pt" style:font-size-asian="15pt" style:font-size-complex="15pt"/>
    </style:style>
    <style:style style:name="T11" style:family="text">
      <style:text-properties fo:color="#999999" style:font-name="Liberation Serif"/>
    </style:style>
    <style:style style:name="T12" style:family="text">
      <style:text-properties fo:font-size="4pt" style:font-size-asian="4pt" style:font-size-complex="4pt"/>
    </style:style>
    <style:style style:name="T13" style:family="text">
      <style:text-properties fo:color="#999999" style:font-name="Liberation Serif" fo:font-size="15pt" style:font-size-asian="15pt" style:font-size-complex="15pt"/>
    </style:style>
    <style:style style:name="T14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484cm" svg:y="1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983cm" svg:height="3.276cm" svg:x="4.63cm" svg:y="19.42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625cm" svg:height="1.143cm" svg:x="15.525cm" svg:y="19.923cm">
          <draw:text-box>
            <text:p><text:span text:style-name="T2"><text:s/></text:span><text:span text:style-name="T2">PAM - 3U</text:span></text:p>
          </draw:text-box>
        </draw:frame>
        <draw:custom-shape draw:style-name="gr6" draw:text-style-name="P3" draw:layer="layout" svg:width="10.188cm" svg:height="3.258cm" svg:x="4.484cm" svg:y="8.74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6.49cm" svg:height="1.606cm" svg:x="6.702cm" svg:y="9.89cm">
          <draw:text-box>
            <text:p><text:span text:style-name="T3">Power distribution-3U</text:span></text:p>
          </draw:text-box>
        </draw:frame>
        <draw:custom-shape draw:style-name="gr8" draw:text-style-name="P3" draw:layer="layout" svg:width="10.174cm" svg:height="3.247cm" svg:x="4.484cm" svg:y="5.31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0.222cm" svg:height="1.093cm" svg:x="4.367cm" svg:y="6.511cm">
          <draw:text-box>
            <text:p text:style-name="P6"><text:span text:style-name="T4">Network Monitoring and Timing (NMT) - 3U</text:span></text:p>
          </draw:text-box>
        </draw:frame>
        <draw:frame draw:style-name="gr10" draw:text-style-name="P8" draw:layer="layout" svg:width="1.802cm" svg:height="0.683cm" svg:x="15.971cm" svg:y="26.257cm">
          <draw:text-box>
            <text:p><text:span text:style-name="T5">7/14/16</text:span></text:p>
          </draw:text-box>
        </draw:frame>
        <draw:custom-shape draw:style-name="gr11" draw:text-style-name="P9" draw:layer="layout" svg:width="9.93cm" svg:height="0.902cm" svg:x="4.683cm" svg:y="18.526cm">
          <text:p text:style-name="P1"><text:span text:style-name="T6">shelf 1U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385cm" svg:height="2.221cm" svg:x="15.833cm" svg:y="6.399cm">
          <draw:text-box>
            <text:p><text:span text:style-name="T7">Rails</text:span></text:p>
          </draw:text-box>
        </draw:frame>
        <draw:frame draw:style-name="gr13" draw:text-style-name="P11" draw:layer="layout" svg:width="2.386cm" svg:height="1.016cm" svg:x="15.832cm" svg:y="9.89cm">
          <draw:text-box>
            <text:p><text:span text:style-name="T7">Rails</text:span></text:p>
          </draw:text-box>
        </draw:frame>
        <draw:frame draw:style-name="gr14" draw:text-style-name="P10" draw:layer="layout" svg:width="4.895cm" svg:height="1.378cm" svg:x="15.736cm" svg:y="23.86cm">
          <draw:text-box>
            <text:p><text:span text:style-name="T7">Sliding shelf</text:span></text:p>
          </draw:text-box>
        </draw:frame>
        <draw:frame draw:style-name="gr15" draw:text-style-name="P10" draw:layer="layout" svg:width="2.385cm" svg:height="5.842cm" svg:x="15.733cm" svg:y="20.812cm">
          <draw:text-box>
            <text:p><text:span text:style-name="T7">Rails</text:span></text:p>
          </draw:text-box>
        </draw:frame>
        <draw:frame draw:style-name="gr16" draw:text-style-name="P10" draw:layer="layout" svg:width="4.896cm" svg:height="1.379cm" svg:x="15.678cm" svg:y="14.97cm">
          <draw:text-box>
            <text:p><text:span text:style-name="T7">Sliding shelf</text:span></text:p>
          </draw:text-box>
        </draw:frame>
        <draw:frame draw:style-name="gr17" draw:text-style-name="P12" draw:layer="layout" svg:width="1.306cm" svg:height="1.476cm" svg:x="5.09cm" svg:y="17.867cm">
          <draw:text-box>
            <text:p><text:span text:style-name="T8">C0</text:span></text:p>
          </draw:text-box>
        </draw:frame>
        <draw:frame draw:style-name="gr18" draw:text-style-name="P13" draw:layer="layout" svg:width="4.226cm" svg:height="0.954cm" svg:x="7.476cm" svg:y="11.948cm">
          <draw:text-box>
            <text:p><text:span text:style-name="T9">1U ventilation</text:span></text:p>
          </draw:text-box>
        </draw:frame>
        <draw:frame draw:style-name="gr19" draw:text-style-name="P14" draw:layer="layout" svg:width="4.627cm" svg:height="0.835cm" draw:transform="rotate (1.5707963267949) translate (14.07cm 17.962cm)">
          <draw:text-box>
            <text:p><text:span text:style-name="T10">SNAP boards - 6U</text:span></text:p>
          </draw:text-box>
        </draw:frame>
        <draw:frame draw:style-name="gr20" draw:text-style-name="P15" draw:layer="layout" svg:width="4.638cm" svg:height="0.954cm" svg:x="7.101cm" svg:y="3.092cm">
          <draw:text-box>
            <text:p><text:span text:style-name="T11">4U extra space</text:span></text:p>
          </draw:text-box>
        </draw:frame>
        <draw:custom-shape draw:style-name="gr21" draw:text-style-name="P16" draw:layer="layout" svg:width="0.618cm" svg:height="3.181cm" svg:x="4.668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7cm" svg:height="0.194cm" svg:x="4.818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4.526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7cm" svg:height="0.194cm" svg:x="4.818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4.526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7cm" svg:height="0.194cm" svg:x="4.818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4.429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7cm" svg:height="0.194cm" svg:x="4.818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4.429cm" svg:y="22.103cm">
          <draw:text-box>
            <text:p><text:span text:style-name="T12">Output, y</text:span></text:p>
          </draw:text-box>
        </draw:frame>
        <draw:custom-shape draw:style-name="gr25" draw:text-style-name="P16" draw:layer="layout" svg:width="0.617cm" svg:height="3.181cm" svg:x="5.286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8cm" svg:height="0.194cm" svg:x="5.435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5.144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8cm" svg:height="0.194cm" svg:x="5.435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5.144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8cm" svg:height="0.194cm" svg:x="5.435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5.046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8cm" svg:height="0.194cm" svg:x="5.435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5.046cm" svg:y="22.103cm">
          <draw:text-box>
            <text:p><text:span text:style-name="T12">Output, y</text:span></text:p>
          </draw:text-box>
        </draw:frame>
        <draw:custom-shape draw:style-name="gr21" draw:text-style-name="P16" draw:layer="layout" svg:width="0.618cm" svg:height="3.181cm" svg:x="5.903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7cm" svg:height="0.194cm" svg:x="6.053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5.761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7cm" svg:height="0.194cm" svg:x="6.053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5.761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7cm" svg:height="0.194cm" svg:x="6.053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5.664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7cm" svg:height="0.194cm" svg:x="6.053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5.664cm" svg:y="22.103cm">
          <draw:text-box>
            <text:p><text:span text:style-name="T12">Output, y</text:span></text:p>
          </draw:text-box>
        </draw:frame>
        <draw:custom-shape draw:style-name="gr25" draw:text-style-name="P16" draw:layer="layout" svg:width="0.617cm" svg:height="3.181cm" svg:x="6.521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8cm" svg:height="0.194cm" svg:x="6.67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6.379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8cm" svg:height="0.194cm" svg:x="6.67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6.379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8cm" svg:height="0.194cm" svg:x="6.67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6.281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8cm" svg:height="0.194cm" svg:x="6.67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6.281cm" svg:y="22.103cm">
          <draw:text-box>
            <text:p><text:span text:style-name="T12">Output, y</text:span></text:p>
          </draw:text-box>
        </draw:frame>
        <draw:custom-shape draw:style-name="gr21" draw:text-style-name="P16" draw:layer="layout" svg:width="0.618cm" svg:height="3.181cm" svg:x="7.138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7cm" svg:height="0.194cm" svg:x="7.288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6.996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7cm" svg:height="0.194cm" svg:x="7.288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6.996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7cm" svg:height="0.194cm" svg:x="7.288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6.899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7cm" svg:height="0.194cm" svg:x="7.288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6.899cm" svg:y="22.103cm">
          <draw:text-box>
            <text:p><text:span text:style-name="T12">Output, y</text:span></text:p>
          </draw:text-box>
        </draw:frame>
        <draw:custom-shape draw:style-name="gr25" draw:text-style-name="P16" draw:layer="layout" svg:width="0.617cm" svg:height="3.181cm" svg:x="7.756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7cm" svg:height="0.194cm" svg:x="7.906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7.614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7cm" svg:height="0.194cm" svg:x="7.906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7.614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7cm" svg:height="0.194cm" svg:x="7.906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7.517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7cm" svg:height="0.194cm" svg:x="7.906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7.517cm" svg:y="22.103cm">
          <draw:text-box>
            <text:p><text:span text:style-name="T12">Output, y</text:span></text:p>
          </draw:text-box>
        </draw:frame>
        <draw:custom-shape draw:style-name="gr21" draw:text-style-name="P16" draw:layer="layout" svg:width="0.618cm" svg:height="3.181cm" svg:x="8.373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7cm" svg:height="0.194cm" svg:x="8.523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8.231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7cm" svg:height="0.194cm" svg:x="8.523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8.231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7cm" svg:height="0.194cm" svg:x="8.523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8.134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7cm" svg:height="0.194cm" svg:x="8.523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8.134cm" svg:y="22.103cm">
          <draw:text-box>
            <text:p><text:span text:style-name="T12">Output, y</text:span></text:p>
          </draw:text-box>
        </draw:frame>
        <draw:custom-shape draw:style-name="gr25" draw:text-style-name="P16" draw:layer="layout" svg:width="0.617cm" svg:height="3.181cm" svg:x="8.991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7cm" svg:height="0.194cm" svg:x="9.141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8.849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7cm" svg:height="0.194cm" svg:x="9.141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8.849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7cm" svg:height="0.194cm" svg:x="9.141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8.752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7cm" svg:height="0.194cm" svg:x="9.141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8.752cm" svg:y="22.103cm">
          <draw:text-box>
            <text:p><text:span text:style-name="T12">Output, y</text:span></text:p>
          </draw:text-box>
        </draw:frame>
        <draw:custom-shape draw:style-name="gr21" draw:text-style-name="P16" draw:layer="layout" svg:width="0.618cm" svg:height="3.181cm" svg:x="9.608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8cm" svg:height="0.194cm" svg:x="9.758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9.466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8cm" svg:height="0.194cm" svg:x="9.758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9.466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8cm" svg:height="0.194cm" svg:x="9.758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controls" svg:width="1.045cm" svg:height="0.565cm" svg:x="9.369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8cm" svg:height="0.194cm" svg:x="9.758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9.369cm" svg:y="22.103cm">
          <draw:text-box>
            <text:p><text:span text:style-name="T12">Output, y</text:span></text:p>
          </draw:text-box>
        </draw:frame>
        <draw:custom-shape draw:style-name="gr25" draw:text-style-name="P16" draw:layer="layout" svg:width="0.617cm" svg:height="3.181cm" svg:x="10.226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7cm" svg:height="0.194cm" svg:x="10.376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10.084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7cm" svg:height="0.194cm" svg:x="10.376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10.084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7cm" svg:height="0.194cm" svg:x="10.376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9.987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7cm" svg:height="0.194cm" svg:x="10.376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9.987cm" svg:y="22.103cm">
          <draw:text-box>
            <text:p><text:span text:style-name="T12">Output, y</text:span></text:p>
          </draw:text-box>
        </draw:frame>
        <draw:custom-shape draw:style-name="gr21" draw:text-style-name="P16" draw:layer="layout" svg:width="0.618cm" svg:height="3.181cm" svg:x="10.843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8cm" svg:height="0.194cm" svg:x="10.993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10.701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8cm" svg:height="0.194cm" svg:x="10.993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10.701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8cm" svg:height="0.194cm" svg:x="10.993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10.604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8cm" svg:height="0.194cm" svg:x="10.993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10.604cm" svg:y="22.103cm">
          <draw:text-box>
            <text:p><text:span text:style-name="T12">Output, y</text:span></text:p>
          </draw:text-box>
        </draw:frame>
        <draw:custom-shape draw:style-name="gr25" draw:text-style-name="P16" draw:layer="layout" svg:width="0.617cm" svg:height="3.181cm" svg:x="11.461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controls" svg:width="0.197cm" svg:height="0.194cm" svg:x="11.611cm" svg:y="19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11.319cm" svg:y="19.882cm">
          <draw:text-box>
            <text:p><text:span text:style-name="T12">Input, x</text:span></text:p>
          </draw:text-box>
        </draw:frame>
        <draw:custom-shape draw:style-name="gr22" draw:text-style-name="P1" draw:layer="controls" svg:width="0.197cm" svg:height="0.194cm" svg:x="11.611cm" svg:y="2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controls" svg:width="0.963cm" svg:height="0.408cm" svg:x="11.319cm" svg:y="20.463cm">
          <draw:text-box>
            <text:p><text:span text:style-name="T12">Input, y</text:span></text:p>
          </draw:text-box>
        </draw:frame>
        <draw:custom-shape draw:style-name="gr22" draw:text-style-name="P1" draw:layer="controls" svg:width="0.197cm" svg:height="0.194cm" svg:x="11.611cm" svg:y="21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11.222cm" svg:y="21.522cm">
          <draw:text-box>
            <text:p><text:span text:style-name="T12">Output, x</text:span></text:p>
          </draw:text-box>
        </draw:frame>
        <draw:custom-shape draw:style-name="gr22" draw:text-style-name="P1" draw:layer="controls" svg:width="0.197cm" svg:height="0.194cm" svg:x="11.611cm" svg:y="21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controls" svg:width="1.074cm" svg:height="0.408cm" svg:x="11.222cm" svg:y="22.103cm">
          <draw:text-box>
            <text:p><text:span text:style-name="T12">Output, y</text:span></text:p>
          </draw:text-box>
        </draw:frame>
        <draw:custom-shape draw:style-name="gr27" draw:text-style-name="P3" draw:layer="layout" svg:width="11.049cm" svg:height="25.273cm" svg:x="4.048cm" svg:y="1.381cm">
          <text:p/>
          <draw:enhanced-geometry svg:viewBox="0 0 21600 21600" draw:type="rectangle" draw:enhanced-path="M 0 0 L 21600 0 21600 21600 0 21600 0 0 Z N"/>
        </draw:custom-shape>
        <draw:line draw:style-name="gr28" draw:text-style-name="P18" draw:layer="layout" svg:x1="1.635cm" svg:y1="1cm" svg:x2="1.635cm" svg:y2="26.94cm">
          <text:p/>
        </draw:line>
        <draw:line draw:style-name="gr29" draw:text-style-name="P16" draw:layer="layout" svg:x1="0.619cm" svg:y1="1cm" svg:x2="2.143cm" svg:y2="1cm">
          <text:p/>
        </draw:line>
        <draw:line draw:style-name="gr29" draw:text-style-name="P16" draw:layer="layout" svg:x1="2.016cm" svg:y1="1.762cm" svg:x2="3.54cm" svg:y2="1.762cm">
          <text:p/>
        </draw:line>
        <draw:frame draw:style-name="gr30" draw:text-style-name="P19" draw:layer="layout" svg:width="5.286cm" svg:height="0.835cm" svg:x="0.426cm" svg:y="0.238cm">
          <draw:text-box>
            <text:p><text:span text:style-name="T13">46.25 “ = 1174.75 mm</text:span></text:p>
          </draw:text-box>
        </draw:frame>
        <draw:frame draw:style-name="gr31" draw:text-style-name="P21" draw:layer="layout" svg:width="4.765cm" svg:height="0.962cm" svg:x="7.284cm" svg:y="24.114cm">
          <draw:text-box>
            <text:p text:style-name="P20"><text:span text:style-name="T14">3U extra space</text:span></text:p>
          </draw:text-box>
        </draw:frame>
        <draw:custom-shape draw:style-name="gr32" draw:text-style-name="P3" draw:layer="layout" svg:width="1.452cm" svg:height="5.689cm" svg:x="5.191cm" svg:y="12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166cm" svg:height="0.158cm" svg:x="5.408cm" svg:y="14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166cm" svg:height="0.158cm" svg:x="5.408cm" svg:y="14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166cm" svg:height="0.158cm" svg:x="5.408cm" svg:y="16.02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166cm" svg:height="0.158cm" svg:x="5.408cm" svg:y="16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166cm" svg:height="0.158cm" svg:x="5.408cm" svg:y="17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166cm" svg:height="0.158cm" svg:x="5.408cm" svg:y="17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3" draw:text-style-name="P3" draw:layer="layout" svg:width="0.416cm" svg:height="0.786cm" svg:x="5.363cm" svg:y="13.0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3" draw:layer="layout" svg:x1="5.363cm" svg:y1="13.424cm" svg:x2="5.778cm" svg:y2="13.424cm">
            <text:p/>
          </draw:line>
        </draw:g>
        <draw:frame draw:style-name="gr35" draw:text-style-name="P12" draw:layer="layout" svg:width="1.306cm" svg:height="1.092cm" svg:x="5.09cm" svg:y="13.881cm">
          <draw:text-box>
            <text:p><text:span text:style-name="T8">A3</text:span></text:p>
          </draw:text-box>
        </draw:frame>
        <draw:frame draw:style-name="gr17" draw:text-style-name="P12" draw:layer="layout" svg:width="1.306cm" svg:height="1.476cm" svg:x="5.09cm" svg:y="14.73cm">
          <draw:text-box>
            <text:p><text:span text:style-name="T8">A0</text:span></text:p>
          </draw:text-box>
        </draw:frame>
        <draw:frame draw:style-name="gr36" draw:text-style-name="P12" draw:layer="layout" svg:width="1.306cm" svg:height="1.475cm" svg:x="5.09cm" svg:y="15.44cm">
          <draw:text-box>
            <text:p><text:span text:style-name="T8">B3</text:span></text:p>
          </draw:text-box>
        </draw:frame>
        <draw:frame draw:style-name="gr17" draw:text-style-name="P12" draw:layer="layout" svg:width="1.306cm" svg:height="1.476cm" svg:x="5.09cm" svg:y="16.308cm">
          <draw:text-box>
            <text:p><text:span text:style-name="T8">B0</text:span></text:p>
          </draw:text-box>
        </draw:frame>
        <draw:frame draw:style-name="gr17" draw:text-style-name="P12" draw:layer="layout" svg:width="1.306cm" svg:height="1.476cm" svg:x="5.09cm" svg:y="16.915cm">
          <draw:text-box>
            <text:p><text:span text:style-name="T8">C3</text:span></text:p>
          </draw:text-box>
        </draw:frame>
        <draw:g>
          <draw:line draw:style-name="gr34" draw:text-style-name="P3" draw:layer="layout" svg:x1="6.461cm" svg:y1="16.748cm" svg:x2="6.207cm" svg:y2="16.875cm">
            <text:p/>
          </draw:line>
          <draw:line draw:style-name="gr34" draw:text-style-name="P3" draw:layer="layout" svg:x1="6.207cm" svg:y1="18.145cm" svg:x2="6.461cm" svg:y2="18.272cm">
            <text:p/>
          </draw:line>
          <draw:line draw:style-name="gr34" draw:text-style-name="P3" draw:layer="layout" svg:x1="6.207cm" svg:y1="16.875cm" svg:x2="6.207cm" svg:y2="18.145cm">
            <text:p/>
          </draw:line>
          <draw:line draw:style-name="gr34" draw:text-style-name="P3" draw:layer="layout" svg:x1="6.461cm" svg:y1="16.748cm" svg:x2="6.461cm" svg:y2="18.272cm">
            <text:p/>
          </draw:line>
        </draw:g>
        <draw:line draw:style-name="gr34" draw:text-style-name="P3" draw:layer="layout" svg:x1="6.461cm" svg:y1="14.208cm" svg:x2="6.207cm" svg:y2="14.335cm">
          <text:p/>
        </draw:line>
        <draw:line draw:style-name="gr34" draw:text-style-name="P3" draw:layer="layout" svg:x1="6.207cm" svg:y1="14.843cm" svg:x2="6.461cm" svg:y2="14.97cm">
          <text:p/>
        </draw:line>
        <draw:line draw:style-name="gr34" draw:text-style-name="P3" draw:layer="layout" svg:x1="6.207cm" svg:y1="14.335cm" svg:x2="6.207cm" svg:y2="14.843cm">
          <text:p/>
        </draw:line>
        <draw:line draw:style-name="gr34" draw:text-style-name="P3" draw:layer="layout" svg:x1="6.461cm" svg:y1="14.208cm" svg:x2="6.461cm" svg:y2="14.97cm">
          <text:p/>
        </draw:line>
        <draw:g>
          <draw:custom-shape draw:style-name="gr32" draw:text-style-name="P3" draw:layer="layout" svg:width="1.452cm" svg:height="5.689cm" svg:x="7.468cm" svg:y="12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166cm" svg:height="0.158cm" svg:x="7.685cm" svg:y="1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7.685cm" svg:y="14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7.685cm" svg:y="16.07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7.685cm" svg:y="16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7.685cm" svg:y="17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7.685cm" svg:y="17.8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3" draw:text-style-name="P3" draw:layer="layout" svg:width="0.416cm" svg:height="0.786cm" svg:x="7.64cm" svg:y="13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3" draw:layer="layout" svg:x1="7.64cm" svg:y1="13.473cm" svg:x2="8.055cm" svg:y2="13.473cm">
              <text:p/>
            </draw:line>
          </draw:g>
          <draw:frame draw:style-name="gr35" draw:text-style-name="P12" draw:layer="layout" svg:width="1.306cm" svg:height="1.092cm" svg:x="7.367cm" svg:y="13.93cm">
            <draw:text-box>
              <text:p><text:span text:style-name="T8">A3</text:span></text:p>
            </draw:text-box>
          </draw:frame>
          <draw:frame draw:style-name="gr17" draw:text-style-name="P12" draw:layer="layout" svg:width="1.306cm" svg:height="1.476cm" svg:x="7.367cm" svg:y="14.779cm">
            <draw:text-box>
              <text:p><text:span text:style-name="T8">A0</text:span></text:p>
            </draw:text-box>
          </draw:frame>
          <draw:frame draw:style-name="gr36" draw:text-style-name="P12" draw:layer="layout" svg:width="1.306cm" svg:height="1.475cm" svg:x="7.367cm" svg:y="15.489cm">
            <draw:text-box>
              <text:p><text:span text:style-name="T8">B3</text:span></text:p>
            </draw:text-box>
          </draw:frame>
          <draw:frame draw:style-name="gr17" draw:text-style-name="P12" draw:layer="layout" svg:width="1.306cm" svg:height="1.476cm" svg:x="7.367cm" svg:y="16.357cm">
            <draw:text-box>
              <text:p><text:span text:style-name="T8">B0</text:span></text:p>
            </draw:text-box>
          </draw:frame>
          <draw:frame draw:style-name="gr17" draw:text-style-name="P12" draw:layer="layout" svg:width="1.306cm" svg:height="1.476cm" svg:x="7.367cm" svg:y="16.964cm">
            <draw:text-box>
              <text:p><text:span text:style-name="T8">C3</text:span></text:p>
            </draw:text-box>
          </draw:frame>
          <draw:line draw:style-name="gr34" draw:text-style-name="P3" draw:layer="layout" svg:x1="8.738cm" svg:y1="16.797cm" svg:x2="8.484cm" svg:y2="16.924cm">
            <text:p/>
          </draw:line>
          <draw:line draw:style-name="gr34" draw:text-style-name="P3" draw:layer="layout" svg:x1="8.484cm" svg:y1="18.194cm" svg:x2="8.738cm" svg:y2="18.321cm">
            <text:p/>
          </draw:line>
          <draw:line draw:style-name="gr34" draw:text-style-name="P3" draw:layer="layout" svg:x1="8.484cm" svg:y1="16.924cm" svg:x2="8.484cm" svg:y2="18.194cm">
            <text:p/>
          </draw:line>
          <draw:line draw:style-name="gr34" draw:text-style-name="P3" draw:layer="layout" svg:x1="8.738cm" svg:y1="16.797cm" svg:x2="8.738cm" svg:y2="18.321cm">
            <text:p/>
          </draw:line>
          <draw:line draw:style-name="gr34" draw:text-style-name="P3" draw:layer="layout" svg:x1="8.738cm" svg:y1="14.257cm" svg:x2="8.484cm" svg:y2="14.384cm">
            <text:p/>
          </draw:line>
          <draw:line draw:style-name="gr34" draw:text-style-name="P3" draw:layer="layout" svg:x1="8.484cm" svg:y1="14.892cm" svg:x2="8.738cm" svg:y2="15.019cm">
            <text:p/>
          </draw:line>
          <draw:line draw:style-name="gr34" draw:text-style-name="P3" draw:layer="layout" svg:x1="8.484cm" svg:y1="14.384cm" svg:x2="8.484cm" svg:y2="14.892cm">
            <text:p/>
          </draw:line>
          <draw:line draw:style-name="gr34" draw:text-style-name="P3" draw:layer="layout" svg:x1="8.738cm" svg:y1="14.257cm" svg:x2="8.738cm" svg:y2="15.019cm">
            <text:p/>
          </draw:line>
        </draw:g>
        <draw:g>
          <draw:custom-shape draw:style-name="gr32" draw:text-style-name="P3" draw:layer="layout" svg:width="1.452cm" svg:height="5.689cm" svg:x="12.196cm" svg:y="12.8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166cm" svg:height="0.158cm" svg:x="12.413cm" svg:y="14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2.413cm" svg:y="14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2.413cm" svg:y="16.07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2.413cm" svg:y="16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2.413cm" svg:y="17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2.413cm" svg:y="17.8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3" draw:text-style-name="P3" draw:layer="layout" svg:width="0.416cm" svg:height="0.786cm" svg:x="12.368cm" svg:y="13.0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3" draw:layer="layout" svg:x1="12.368cm" svg:y1="13.474cm" svg:x2="12.783cm" svg:y2="13.474cm">
              <text:p/>
            </draw:line>
          </draw:g>
          <draw:frame draw:style-name="gr35" draw:text-style-name="P12" draw:layer="layout" svg:width="1.306cm" svg:height="1.092cm" svg:x="12.095cm" svg:y="13.931cm">
            <draw:text-box>
              <text:p><text:span text:style-name="T8">A3</text:span></text:p>
            </draw:text-box>
          </draw:frame>
          <draw:frame draw:style-name="gr17" draw:text-style-name="P12" draw:layer="layout" svg:width="1.306cm" svg:height="1.476cm" svg:x="12.095cm" svg:y="14.78cm">
            <draw:text-box>
              <text:p><text:span text:style-name="T8">A0</text:span></text:p>
            </draw:text-box>
          </draw:frame>
          <draw:frame draw:style-name="gr36" draw:text-style-name="P12" draw:layer="layout" svg:width="1.306cm" svg:height="1.475cm" svg:x="12.095cm" svg:y="15.49cm">
            <draw:text-box>
              <text:p><text:span text:style-name="T8">B3</text:span></text:p>
            </draw:text-box>
          </draw:frame>
          <draw:frame draw:style-name="gr17" draw:text-style-name="P12" draw:layer="layout" svg:width="1.306cm" svg:height="1.476cm" svg:x="12.095cm" svg:y="16.358cm">
            <draw:text-box>
              <text:p><text:span text:style-name="T8">B0</text:span></text:p>
            </draw:text-box>
          </draw:frame>
          <draw:frame draw:style-name="gr17" draw:text-style-name="P12" draw:layer="layout" svg:width="1.306cm" svg:height="1.476cm" svg:x="12.095cm" svg:y="16.965cm">
            <draw:text-box>
              <text:p><text:span text:style-name="T8">C3</text:span></text:p>
            </draw:text-box>
          </draw:frame>
          <draw:line draw:style-name="gr34" draw:text-style-name="P3" draw:layer="layout" svg:x1="13.466cm" svg:y1="16.798cm" svg:x2="13.212cm" svg:y2="16.925cm">
            <text:p/>
          </draw:line>
          <draw:line draw:style-name="gr34" draw:text-style-name="P3" draw:layer="layout" svg:x1="13.212cm" svg:y1="18.195cm" svg:x2="13.466cm" svg:y2="18.322cm">
            <text:p/>
          </draw:line>
          <draw:line draw:style-name="gr34" draw:text-style-name="P3" draw:layer="layout" svg:x1="13.212cm" svg:y1="16.925cm" svg:x2="13.212cm" svg:y2="18.195cm">
            <text:p/>
          </draw:line>
          <draw:line draw:style-name="gr34" draw:text-style-name="P3" draw:layer="layout" svg:x1="13.466cm" svg:y1="16.798cm" svg:x2="13.466cm" svg:y2="18.322cm">
            <text:p/>
          </draw:line>
          <draw:line draw:style-name="gr34" draw:text-style-name="P3" draw:layer="layout" svg:x1="13.466cm" svg:y1="14.258cm" svg:x2="13.212cm" svg:y2="14.385cm">
            <text:p/>
          </draw:line>
          <draw:line draw:style-name="gr34" draw:text-style-name="P3" draw:layer="layout" svg:x1="13.212cm" svg:y1="14.893cm" svg:x2="13.466cm" svg:y2="15.02cm">
            <text:p/>
          </draw:line>
          <draw:line draw:style-name="gr34" draw:text-style-name="P3" draw:layer="layout" svg:x1="13.212cm" svg:y1="14.385cm" svg:x2="13.212cm" svg:y2="14.893cm">
            <text:p/>
          </draw:line>
          <draw:line draw:style-name="gr34" draw:text-style-name="P3" draw:layer="layout" svg:x1="13.466cm" svg:y1="14.258cm" svg:x2="13.466cm" svg:y2="15.02cm">
            <text:p/>
          </draw:line>
        </draw:g>
        <draw:g>
          <draw:custom-shape draw:style-name="gr32" draw:text-style-name="P3" draw:layer="layout" svg:width="1.452cm" svg:height="5.689cm" svg:x="9.881cm" svg:y="12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166cm" svg:height="0.158cm" svg:x="10.098cm" svg:y="1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0.098cm" svg:y="14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0.098cm" svg:y="16.07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0.098cm" svg:y="16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0.098cm" svg:y="17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66cm" svg:height="0.158cm" svg:x="10.098cm" svg:y="17.8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3" draw:text-style-name="P3" draw:layer="layout" svg:width="0.416cm" svg:height="0.786cm" svg:x="10.053cm" svg:y="13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3" draw:layer="layout" svg:x1="10.053cm" svg:y1="13.473cm" svg:x2="10.468cm" svg:y2="13.473cm">
              <text:p/>
            </draw:line>
          </draw:g>
          <draw:frame draw:style-name="gr35" draw:text-style-name="P12" draw:layer="layout" svg:width="1.306cm" svg:height="1.092cm" svg:x="9.78cm" svg:y="13.93cm">
            <draw:text-box>
              <text:p><text:span text:style-name="T8">A3</text:span></text:p>
            </draw:text-box>
          </draw:frame>
          <draw:frame draw:style-name="gr17" draw:text-style-name="P12" draw:layer="layout" svg:width="1.306cm" svg:height="1.476cm" svg:x="9.78cm" svg:y="14.779cm">
            <draw:text-box>
              <text:p><text:span text:style-name="T8">A0</text:span></text:p>
            </draw:text-box>
          </draw:frame>
          <draw:frame draw:style-name="gr36" draw:text-style-name="P12" draw:layer="layout" svg:width="1.306cm" svg:height="1.475cm" svg:x="9.78cm" svg:y="15.489cm">
            <draw:text-box>
              <text:p><text:span text:style-name="T8">B3</text:span></text:p>
            </draw:text-box>
          </draw:frame>
          <draw:frame draw:style-name="gr17" draw:text-style-name="P12" draw:layer="layout" svg:width="1.306cm" svg:height="1.476cm" svg:x="9.78cm" svg:y="16.357cm">
            <draw:text-box>
              <text:p><text:span text:style-name="T8">B0</text:span></text:p>
            </draw:text-box>
          </draw:frame>
          <draw:frame draw:style-name="gr17" draw:text-style-name="P12" draw:layer="layout" svg:width="1.306cm" svg:height="1.476cm" svg:x="9.78cm" svg:y="16.964cm">
            <draw:text-box>
              <text:p><text:span text:style-name="T8">C3</text:span></text:p>
            </draw:text-box>
          </draw:frame>
          <draw:line draw:style-name="gr34" draw:text-style-name="P3" draw:layer="layout" svg:x1="11.151cm" svg:y1="16.797cm" svg:x2="10.897cm" svg:y2="16.924cm">
            <text:p/>
          </draw:line>
          <draw:line draw:style-name="gr34" draw:text-style-name="P3" draw:layer="layout" svg:x1="10.897cm" svg:y1="18.194cm" svg:x2="11.151cm" svg:y2="18.321cm">
            <text:p/>
          </draw:line>
          <draw:line draw:style-name="gr34" draw:text-style-name="P3" draw:layer="layout" svg:x1="10.897cm" svg:y1="16.924cm" svg:x2="10.897cm" svg:y2="18.194cm">
            <text:p/>
          </draw:line>
          <draw:line draw:style-name="gr34" draw:text-style-name="P3" draw:layer="layout" svg:x1="11.151cm" svg:y1="16.797cm" svg:x2="11.151cm" svg:y2="18.321cm">
            <text:p/>
          </draw:line>
          <draw:line draw:style-name="gr34" draw:text-style-name="P3" draw:layer="layout" svg:x1="11.151cm" svg:y1="14.257cm" svg:x2="10.897cm" svg:y2="14.384cm">
            <text:p/>
          </draw:line>
          <draw:line draw:style-name="gr34" draw:text-style-name="P3" draw:layer="layout" svg:x1="10.897cm" svg:y1="14.892cm" svg:x2="11.151cm" svg:y2="15.019cm">
            <text:p/>
          </draw:line>
          <draw:line draw:style-name="gr34" draw:text-style-name="P3" draw:layer="layout" svg:x1="10.897cm" svg:y1="14.384cm" svg:x2="10.897cm" svg:y2="14.892cm">
            <text:p/>
          </draw:line>
          <draw:line draw:style-name="gr34" draw:text-style-name="P3" draw:layer="layout" svg:x1="11.151cm" svg:y1="14.257cm" svg:x2="11.151cm" svg:y2="15.019cm">
            <text:p/>
          </draw:line>
        </draw:g>
        <draw:g>
          <draw:line draw:style-name="gr34" draw:text-style-name="P3" draw:layer="layout" svg:x1="13.7cm" svg:y1="19.549cm" svg:x2="13.572cm" svg:y2="19.802cm">
            <text:p/>
          </draw:line>
          <draw:line draw:style-name="gr34" draw:text-style-name="P3" draw:layer="layout" svg:x1="12.302cm" svg:y1="19.797cm" svg:x2="12.176cm" svg:y2="19.542cm">
            <text:p/>
          </draw:line>
          <draw:line draw:style-name="gr34" draw:text-style-name="P3" draw:layer="layout" svg:x1="13.572cm" svg:y1="19.803cm" svg:x2="12.302cm" svg:y2="19.797cm">
            <text:p/>
          </draw:line>
          <draw:line draw:style-name="gr34" draw:text-style-name="P3" draw:layer="layout" svg:x1="13.7cm" svg:y1="19.549cm" svg:x2="12.176cm" svg:y2="19.542cm">
            <text:p/>
          </draw:line>
        </draw:g>
        <draw:g>
          <draw:line draw:style-name="gr34" draw:text-style-name="P3" draw:layer="layout" svg:x1="13.7cm" svg:y1="22.216cm" svg:x2="13.572cm" svg:y2="22.469cm">
            <text:p/>
          </draw:line>
          <draw:line draw:style-name="gr34" draw:text-style-name="P3" draw:layer="layout" svg:x1="12.302cm" svg:y1="22.464cm" svg:x2="12.176cm" svg:y2="22.209cm">
            <text:p/>
          </draw:line>
          <draw:line draw:style-name="gr34" draw:text-style-name="P3" draw:layer="layout" svg:x1="13.572cm" svg:y1="22.47cm" svg:x2="12.302cm" svg:y2="22.464cm">
            <text:p/>
          </draw:line>
          <draw:line draw:style-name="gr34" draw:text-style-name="P3" draw:layer="layout" svg:x1="13.7cm" svg:y1="22.216cm" svg:x2="12.176cm" svg:y2="22.209cm">
            <text:p/>
          </draw:line>
        </draw:g>
        <draw:g>
          <draw:line draw:style-name="gr34" draw:text-style-name="P3" draw:layer="layout" svg:x1="13.7cm" svg:y1="21.835cm" svg:x2="13.572cm" svg:y2="22.088cm">
            <text:p/>
          </draw:line>
          <draw:line draw:style-name="gr34" draw:text-style-name="P3" draw:layer="layout" svg:x1="12.302cm" svg:y1="22.083cm" svg:x2="12.176cm" svg:y2="21.828cm">
            <text:p/>
          </draw:line>
          <draw:line draw:style-name="gr34" draw:text-style-name="P3" draw:layer="layout" svg:x1="13.572cm" svg:y1="22.089cm" svg:x2="12.302cm" svg:y2="22.083cm">
            <text:p/>
          </draw:line>
          <draw:line draw:style-name="gr34" draw:text-style-name="P3" draw:layer="layout" svg:x1="13.7cm" svg:y1="21.835cm" svg:x2="12.176cm" svg:y2="21.828cm">
            <text:p/>
          </draw:line>
        </draw:g>
        <draw:g>
          <draw:line draw:style-name="gr34" draw:text-style-name="P3" draw:layer="layout" svg:x1="13.7cm" svg:y1="21.454cm" svg:x2="13.572cm" svg:y2="21.707cm">
            <text:p/>
          </draw:line>
          <draw:line draw:style-name="gr34" draw:text-style-name="P3" draw:layer="layout" svg:x1="12.302cm" svg:y1="21.702cm" svg:x2="12.176cm" svg:y2="21.447cm">
            <text:p/>
          </draw:line>
          <draw:line draw:style-name="gr34" draw:text-style-name="P3" draw:layer="layout" svg:x1="13.572cm" svg:y1="21.708cm" svg:x2="12.302cm" svg:y2="21.702cm">
            <text:p/>
          </draw:line>
          <draw:line draw:style-name="gr34" draw:text-style-name="P3" draw:layer="layout" svg:x1="13.7cm" svg:y1="21.454cm" svg:x2="12.176cm" svg:y2="21.447cm">
            <text:p/>
          </draw:line>
        </draw:g>
        <draw:g>
          <draw:line draw:style-name="gr34" draw:text-style-name="P3" draw:layer="layout" svg:x1="13.7cm" svg:y1="21.073cm" svg:x2="13.572cm" svg:y2="21.326cm">
            <text:p/>
          </draw:line>
          <draw:line draw:style-name="gr34" draw:text-style-name="P3" draw:layer="layout" svg:x1="12.302cm" svg:y1="21.321cm" svg:x2="12.176cm" svg:y2="21.066cm">
            <text:p/>
          </draw:line>
          <draw:line draw:style-name="gr34" draw:text-style-name="P3" draw:layer="layout" svg:x1="13.572cm" svg:y1="21.327cm" svg:x2="12.302cm" svg:y2="21.321cm">
            <text:p/>
          </draw:line>
          <draw:line draw:style-name="gr34" draw:text-style-name="P3" draw:layer="layout" svg:x1="13.7cm" svg:y1="21.073cm" svg:x2="12.176cm" svg:y2="21.066cm">
            <text:p/>
          </draw:line>
        </draw:g>
        <draw:g>
          <draw:line draw:style-name="gr34" draw:text-style-name="P3" draw:layer="layout" svg:x1="13.7cm" svg:y1="20.686cm" svg:x2="13.572cm" svg:y2="20.939cm">
            <text:p/>
          </draw:line>
          <draw:line draw:style-name="gr34" draw:text-style-name="P3" draw:layer="layout" svg:x1="12.302cm" svg:y1="20.934cm" svg:x2="12.176cm" svg:y2="20.679cm">
            <text:p/>
          </draw:line>
          <draw:line draw:style-name="gr34" draw:text-style-name="P3" draw:layer="layout" svg:x1="13.572cm" svg:y1="20.94cm" svg:x2="12.302cm" svg:y2="20.934cm">
            <text:p/>
          </draw:line>
          <draw:line draw:style-name="gr34" draw:text-style-name="P3" draw:layer="layout" svg:x1="13.7cm" svg:y1="20.686cm" svg:x2="12.176cm" svg:y2="20.679cm">
            <text:p/>
          </draw:line>
        </draw:g>
        <draw:g>
          <draw:line draw:style-name="gr34" draw:text-style-name="P3" draw:layer="layout" svg:x1="13.7cm" svg:y1="20.311cm" svg:x2="13.572cm" svg:y2="20.564cm">
            <text:p/>
          </draw:line>
          <draw:line draw:style-name="gr34" draw:text-style-name="P3" draw:layer="layout" svg:x1="12.302cm" svg:y1="20.559cm" svg:x2="12.176cm" svg:y2="20.304cm">
            <text:p/>
          </draw:line>
          <draw:line draw:style-name="gr34" draw:text-style-name="P3" draw:layer="layout" svg:x1="13.572cm" svg:y1="20.565cm" svg:x2="12.302cm" svg:y2="20.559cm">
            <text:p/>
          </draw:line>
          <draw:line draw:style-name="gr34" draw:text-style-name="P3" draw:layer="layout" svg:x1="13.7cm" svg:y1="20.311cm" svg:x2="12.176cm" svg:y2="20.304cm">
            <text:p/>
          </draw:line>
        </draw:g>
        <draw:g>
          <draw:line draw:style-name="gr34" draw:text-style-name="P3" draw:layer="layout" svg:x1="13.7cm" svg:y1="19.93cm" svg:x2="13.572cm" svg:y2="20.183cm">
            <text:p/>
          </draw:line>
          <draw:line draw:style-name="gr34" draw:text-style-name="P3" draw:layer="layout" svg:x1="12.302cm" svg:y1="20.178cm" svg:x2="12.176cm" svg:y2="19.923cm">
            <text:p/>
          </draw:line>
          <draw:line draw:style-name="gr34" draw:text-style-name="P3" draw:layer="layout" svg:x1="13.572cm" svg:y1="20.184cm" svg:x2="12.302cm" svg:y2="20.178cm">
            <text:p/>
          </draw:line>
          <draw:line draw:style-name="gr34" draw:text-style-name="P3" draw:layer="layout" svg:x1="13.7cm" svg:y1="19.93cm" svg:x2="12.176cm" svg:y2="19.923cm">
            <text:p/>
          </draw:line>
        </draw:g>
        <draw:custom-shape draw:style-name="gr37" draw:text-style-name="P1" draw:layer="layout" svg:width="0.381cm" svg:height="0.381cm" svg:x="14.081cm" svg:y="19.92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81cm" svg:height="0.381cm" svg:x="14.081cm" svg:y="20.5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Adobe Caslon Pro1" svg:font-family="'Adobe Caslon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6-10-31T14:27:22.086000000</dc:date>
    <meta:editing-duration>PT4H42M46S</meta:editing-duration>
    <meta:editing-cycles>36</meta:editing-cycles>
    <meta:generator>LibreOffice/5.2.2.2$Windows_X86_64 LibreOffice_project/8f96e87c890bf8fa77463cd4b640a2312823f3ad</meta:generator>
    <meta:document-statistic meta:object-count="272"/>
  </office:meta>
</office:document-meta>
</file>